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7"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8"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9"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10"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11"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2"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3"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4" style:family="paragraph" style:parent-style-name="Standard">
      <style:text-properties officeooo:rsid="000b3b1d" officeooo:paragraph-rsid="000b3b1d"/>
    </style:style>
    <style:style style:name="P15" style:family="paragraph" style:parent-style-name="Standard">
      <style:text-properties officeooo:rsid="000b3b1d" officeooo:paragraph-rsid="000b635c"/>
    </style:style>
    <style:style style:name="P16" style:family="paragraph" style:parent-style-name="Standard">
      <style:text-properties officeooo:rsid="000b635c" officeooo:paragraph-rsid="000b635c"/>
    </style:style>
    <style:style style:name="P17" style:family="paragraph" style:parent-style-name="Standard">
      <style:text-properties officeooo:rsid="000c71ff" officeooo:paragraph-rsid="000c71ff"/>
    </style:style>
    <style:style style:name="P18" style:family="paragraph" style:parent-style-name="Standard">
      <style:text-properties officeooo:rsid="000e4353" officeooo:paragraph-rsid="000e4353"/>
    </style:style>
    <style:style style:name="P19" style:family="paragraph" style:parent-style-name="Table_20_Contents">
      <style:text-properties officeooo:rsid="000e4353" officeooo:paragraph-rsid="000e4353"/>
    </style:style>
    <style:style style:name="P20" style:family="paragraph" style:parent-style-name="Standard">
      <style:text-properties officeooo:rsid="000f8c35" officeooo:paragraph-rsid="000f8c35"/>
    </style:style>
    <style:style style:name="P21"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2" style:family="paragraph" style:parent-style-name="Standard">
      <style:text-properties officeooo:rsid="0010e835" officeooo:paragraph-rsid="0010e835"/>
    </style:style>
    <style:style style:name="P23" style:family="paragraph" style:parent-style-name="Table_20_Contents">
      <style:paragraph-properties fo:text-align="center" style:justify-single-word="false"/>
      <style:text-properties officeooo:rsid="0010e835" officeooo:paragraph-rsid="0010e835"/>
    </style:style>
    <style:style style:name="P24" style:family="paragraph" style:parent-style-name="Table_20_Contents">
      <style:paragraph-properties fo:text-align="center" style:justify-single-word="false"/>
      <style:text-properties officeooo:rsid="0010e835"/>
    </style:style>
    <style:style style:name="P25" style:family="paragraph" style:parent-style-name="Standard">
      <style:text-properties officeooo:rsid="0011da85" officeooo:paragraph-rsid="0011da85"/>
    </style:style>
    <style:style style:name="P26" style:family="paragraph" style:parent-style-name="Standard">
      <style:text-properties officeooo:rsid="00127d9c" officeooo:paragraph-rsid="00127d9c"/>
    </style:style>
    <style:style style:name="P27" style:family="paragraph" style:parent-style-name="Standard">
      <style:text-properties fo:color="#c9211e" loext:opacity="100%" officeooo:rsid="00127d9c" officeooo:paragraph-rsid="00127d9c"/>
    </style:style>
    <style:style style:name="P28" style:family="paragraph" style:parent-style-name="Standard">
      <style:text-properties fo:color="#000000" loext:opacity="100%" officeooo:rsid="0015c79b" officeooo:paragraph-rsid="0015c79b"/>
    </style:style>
    <style:style style:name="P29" style:family="paragraph" style:parent-style-name="Standard">
      <style:text-properties fo:color="#000000" loext:opacity="100%" officeooo:rsid="00177be7" officeooo:paragraph-rsid="00177be7"/>
    </style:style>
    <style:style style:name="P30" style:family="paragraph" style:parent-style-name="Standard">
      <style:text-properties fo:color="#000000" loext:opacity="100%" officeooo:rsid="00177be7" officeooo:paragraph-rsid="00192f58"/>
    </style:style>
    <style:style style:name="P31" style:family="paragraph" style:parent-style-name="Standard">
      <style:text-properties fo:color="#000000" loext:opacity="100%" fo:font-weight="bold" officeooo:rsid="00177be7" officeooo:paragraph-rsid="00177be7" style:font-weight-asian="bold" style:font-weight-complex="bold"/>
    </style:style>
    <style:style style:name="P32" style:family="paragraph" style:parent-style-name="Standard">
      <style:text-properties fo:color="#000000" loext:opacity="100%" fo:font-weight="bold" officeooo:rsid="00177be7" officeooo:paragraph-rsid="0017d870" style:font-weight-asian="bold" style:font-weight-complex="bold"/>
    </style:style>
    <style:style style:name="P33"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4" style:family="paragraph" style:parent-style-name="Standard">
      <style:text-properties fo:color="#000000" loext:opacity="100%" fo:font-size="14pt" fo:font-weight="bold" officeooo:rsid="002baef8" officeooo:paragraph-rsid="002baef8" style:font-size-asian="14pt" style:font-weight-asian="bold" style:font-size-complex="14pt" style:font-weight-complex="bold"/>
    </style:style>
    <style:style style:name="P35" style:family="paragraph" style:parent-style-name="Standard">
      <style:text-properties fo:color="#000000" loext:opacity="100%" officeooo:rsid="0017d870" officeooo:paragraph-rsid="0017d870"/>
    </style:style>
    <style:style style:name="P36" style:family="paragraph" style:parent-style-name="Standard">
      <style:text-properties fo:color="#000000" loext:opacity="100%" officeooo:rsid="00192f58" officeooo:paragraph-rsid="00192f58"/>
    </style:style>
    <style:style style:name="P37" style:family="paragraph" style:parent-style-name="Standard">
      <style:text-properties fo:color="#000000" loext:opacity="100%" fo:font-weight="normal" officeooo:rsid="00192f58" officeooo:paragraph-rsid="00192f58" style:font-weight-asian="normal" style:font-weight-complex="normal"/>
    </style:style>
    <style:style style:name="P38" style:family="paragraph" style:parent-style-name="Standard">
      <style:text-properties fo:color="#000000" loext:opacity="100%" fo:font-weight="normal" officeooo:rsid="00177be7" officeooo:paragraph-rsid="00192f58" style:font-weight-asian="normal" style:font-weight-complex="normal"/>
    </style:style>
    <style:style style:name="P39" style:family="paragraph" style:parent-style-name="Standard">
      <style:text-properties fo:color="#000000" loext:opacity="100%" fo:font-weight="normal" officeooo:rsid="00196b9f" officeooo:paragraph-rsid="00196b9f" style:font-weight-asian="normal" style:font-weight-complex="normal"/>
    </style:style>
    <style:style style:name="P40" style:family="paragraph" style:parent-style-name="Standard">
      <style:text-properties fo:color="#000000" loext:opacity="100%" fo:font-weight="normal" officeooo:rsid="0021e1f2" officeooo:paragraph-rsid="0021e1f2" style:font-weight-asian="normal" style:font-weight-complex="normal"/>
    </style:style>
    <style:style style:name="P41" style:family="paragraph" style:parent-style-name="Standard">
      <style:text-properties fo:color="#000000" loext:opacity="100%" fo:font-weight="normal" officeooo:rsid="002233f9" officeooo:paragraph-rsid="002233f9" style:font-weight-asian="normal" style:font-weight-complex="normal"/>
    </style:style>
    <style:style style:name="P42" style:family="paragraph" style:parent-style-name="Standard">
      <style:text-properties fo:color="#000000" loext:opacity="100%" style:font-name="MathJax_AMS" fo:font-size="14pt" fo:font-weight="bold" officeooo:rsid="0021e1f2" officeooo:paragraph-rsid="0021e1f2" style:font-size-asian="14pt" style:font-weight-asian="bold" style:font-size-complex="14pt" style:font-weight-complex="bold"/>
    </style:style>
    <style:style style:name="P43" style:family="paragraph" style:parent-style-name="Standard">
      <style:text-properties fo:color="#000000" loext:opacity="100%" style:font-name="MathJax_AMS" fo:font-size="12pt" fo:font-weight="normal" officeooo:rsid="0021e1f2" officeooo:paragraph-rsid="0021e1f2" style:font-size-asian="10.5pt" style:font-weight-asian="normal" style:font-size-complex="12pt" style:font-weight-complex="normal"/>
    </style:style>
    <style:style style:name="P44" style:family="paragraph" style:parent-style-name="Standard">
      <style:text-properties fo:color="#000000" loext:opacity="100%" fo:font-size="15pt" fo:font-weight="bold" officeooo:rsid="002233f9" officeooo:paragraph-rsid="002233f9" style:font-size-asian="15pt" style:font-weight-asian="bold" style:font-size-complex="15pt" style:font-weight-complex="bold"/>
    </style:style>
    <style:style style:name="P45" style:family="paragraph" style:parent-style-name="Standard">
      <style:text-properties fo:color="#000000" loext:opacity="100%" fo:font-size="15pt" fo:font-weight="bold" officeooo:rsid="00229b05" officeooo:paragraph-rsid="00229b05" style:font-size-asian="15pt" style:font-weight-asian="bold" style:font-size-complex="15pt" style:font-weight-complex="bold"/>
    </style:style>
    <style:style style:name="P46" style:family="paragraph" style:parent-style-name="Standard">
      <style:text-properties fo:color="#000000" loext:opacity="100%" fo:font-size="15pt" fo:font-weight="bold" officeooo:rsid="0027eb04" officeooo:paragraph-rsid="0027eb04" style:font-size-asian="15pt" style:font-weight-asian="bold" style:font-size-complex="15pt" style:font-weight-complex="bold"/>
    </style:style>
    <style:style style:name="P47" style:family="paragraph" style:parent-style-name="Standard">
      <style:text-properties fo:color="#000000" loext:opacity="100%" fo:font-size="15pt" fo:font-weight="bold" officeooo:rsid="00290138" officeooo:paragraph-rsid="00290138" style:font-size-asian="15pt" style:font-weight-asian="bold" style:font-size-complex="15pt" style:font-weight-complex="bold"/>
    </style:style>
    <style:style style:name="P48" style:family="paragraph" style:parent-style-name="Standard">
      <style:text-properties fo:color="#000000" loext:opacity="100%" fo:font-size="15pt" fo:font-weight="bold" officeooo:rsid="002a5e3b" officeooo:paragraph-rsid="002a5e3b" style:font-size-asian="15pt" style:font-weight-asian="bold" style:font-size-complex="15pt" style:font-weight-complex="bold"/>
    </style:style>
    <style:style style:name="P49" style:family="paragraph" style:parent-style-name="Standard">
      <style:text-properties fo:color="#000000" loext:opacity="100%" fo:font-size="15pt" fo:font-weight="bold" officeooo:rsid="002baef8" officeooo:paragraph-rsid="002baef8" style:font-size-asian="15pt" style:font-weight-asian="bold" style:font-size-complex="15pt" style:font-weight-complex="bold"/>
    </style:style>
    <style:style style:name="P50" style:family="paragraph" style:parent-style-name="Standard">
      <style:text-properties fo:color="#000000" loext:opacity="100%" fo:font-size="15pt" fo:font-weight="bold" officeooo:rsid="002ca230" officeooo:paragraph-rsid="002ca230" style:font-size-asian="15pt" style:font-weight-asian="bold" style:font-size-complex="15pt" style:font-weight-complex="bold"/>
    </style:style>
    <style:style style:name="P51" style:family="paragraph" style:parent-style-name="Standard">
      <style:text-properties fo:color="#000000" loext:opacity="100%" fo:font-size="12pt" fo:font-weight="normal" officeooo:rsid="00229b05" officeooo:paragraph-rsid="00229b05" style:font-size-asian="10.5pt" style:font-weight-asian="normal" style:font-size-complex="12pt" style:font-weight-complex="normal"/>
    </style:style>
    <style:style style:name="P52" style:family="paragraph" style:parent-style-name="Standard">
      <style:text-properties fo:color="#000000" loext:opacity="100%" fo:font-size="12pt" fo:font-weight="normal" officeooo:rsid="00252cfe" officeooo:paragraph-rsid="00252cfe" style:font-size-asian="10.5pt" style:font-weight-asian="normal" style:font-size-complex="12pt" style:font-weight-complex="normal"/>
    </style:style>
    <style:style style:name="P53" style:family="paragraph" style:parent-style-name="Standard">
      <style:text-properties fo:color="#000000" loext:opacity="100%" fo:font-size="12pt" fo:font-weight="normal" officeooo:rsid="0027eb04" officeooo:paragraph-rsid="0027eb04" style:font-size-asian="10.5pt" style:font-weight-asian="normal" style:font-size-complex="12pt" style:font-weight-complex="normal"/>
    </style:style>
    <style:style style:name="P54" style:family="paragraph" style:parent-style-name="Standard">
      <style:text-properties fo:color="#000000" loext:opacity="100%" fo:font-size="12pt" fo:font-weight="normal" officeooo:rsid="00290138" officeooo:paragraph-rsid="00290138" style:font-size-asian="10.5pt" style:font-weight-asian="normal" style:font-size-complex="12pt" style:font-weight-complex="normal"/>
    </style:style>
    <style:style style:name="P55" style:family="paragraph" style:parent-style-name="Standard">
      <style:text-properties fo:color="#000000" loext:opacity="100%" fo:font-size="12pt" fo:font-weight="normal" officeooo:rsid="002a5e3b" officeooo:paragraph-rsid="002a5e3b" style:font-size-asian="10.5pt" style:font-weight-asian="normal" style:font-size-complex="12pt" style:font-weight-complex="normal"/>
    </style:style>
    <style:style style:name="P56" style:family="paragraph" style:parent-style-name="Standard">
      <style:text-properties fo:color="#000000" loext:opacity="100%" fo:font-size="12pt" fo:font-weight="normal" officeooo:rsid="002ad2e5" officeooo:paragraph-rsid="002ad2e5" style:font-size-asian="10.5pt" style:font-weight-asian="normal" style:font-size-complex="12pt" style:font-weight-complex="normal"/>
    </style:style>
    <style:style style:name="P57" style:family="paragraph" style:parent-style-name="Standard">
      <style:text-properties fo:color="#000000" loext:opacity="100%" fo:font-size="12pt" fo:font-weight="normal" officeooo:rsid="002baef8" officeooo:paragraph-rsid="002baef8" style:font-size-asian="10.5pt" style:font-weight-asian="normal" style:font-size-complex="12pt" style:font-weight-complex="normal"/>
    </style:style>
    <style:style style:name="P58" style:family="paragraph" style:parent-style-name="Standard">
      <style:text-properties fo:color="#000000" loext:opacity="100%" fo:font-size="12pt" fo:font-weight="normal" officeooo:rsid="002ca230" officeooo:paragraph-rsid="002ca230" style:font-size-asian="10.5pt" style:font-weight-asian="normal" style:font-size-complex="12pt" style:font-weight-complex="normal"/>
    </style:style>
    <style:style style:name="P59" style:family="paragraph" style:parent-style-name="Standard">
      <style:text-properties fo:color="#000000" loext:opacity="100%" fo:font-size="12pt" fo:font-weight="normal" officeooo:rsid="00328585" officeooo:paragraph-rsid="00328585" style:font-size-asian="10.5pt" style:font-weight-asian="normal" style:font-size-complex="12pt" style:font-weight-complex="normal"/>
    </style:style>
    <style:style style:name="P60" style:family="paragraph" style:parent-style-name="Standard">
      <style:text-properties fo:color="#000000" loext:opacity="100%" fo:font-size="12pt" fo:font-weight="normal" officeooo:rsid="0032871e" officeooo:paragraph-rsid="0032871e" style:font-size-asian="10.5pt" style:font-weight-asian="normal" style:font-size-complex="12pt" style:font-weight-complex="normal"/>
    </style:style>
    <style:style style:name="P61" style:family="paragraph" style:parent-style-name="Standard">
      <style:text-properties fo:color="#000000" loext:opacity="100%" fo:font-size="12pt" fo:font-weight="bold" officeooo:rsid="002ad2e5" officeooo:paragraph-rsid="002ad2e5" style:font-size-asian="10.5pt" style:font-weight-asian="bold" style:font-size-complex="12pt" style:font-weight-complex="bold"/>
    </style:style>
    <style:style style:name="P62" style:family="paragraph" style:parent-style-name="Standard">
      <style:text-properties fo:color="#000000" loext:opacity="100%" fo:font-size="12pt" fo:font-weight="bold" officeooo:rsid="002ca230" officeooo:paragraph-rsid="002ca230" style:font-size-asian="10.5pt" style:font-weight-asian="bold" style:font-size-complex="12pt" style:font-weight-complex="bold"/>
    </style:style>
    <style:style style:name="P63" style:family="paragraph" style:parent-style-name="Standard">
      <style:text-properties fo:color="#000000" loext:opacity="100%" fo:font-size="13pt" fo:font-weight="bold" officeooo:rsid="002baef8" officeooo:paragraph-rsid="002baef8" style:font-size-asian="13pt" style:font-weight-asian="bold" style:font-size-complex="13pt" style:font-weight-complex="bold"/>
    </style:style>
    <style:style style:name="P64"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65" style:family="paragraph" style:parent-style-name="Table_20_Contents">
      <style:paragraph-properties fo:text-align="center" style:justify-single-word="false"/>
    </style:style>
    <style:style style:name="P66" style:family="paragraph" style:parent-style-name="Standard">
      <style:text-properties fo:color="#00a933" loext:opacity="100%" officeooo:rsid="00127d9c" officeooo:paragraph-rsid="00127d9c"/>
    </style:style>
    <style:style style:name="P67" style:family="paragraph" style:parent-style-name="Standard">
      <style:text-properties fo:color="#158466" loext:opacity="100%" officeooo:rsid="00127d9c" officeooo:paragraph-rsid="00127d9c"/>
    </style:style>
    <style:style style:name="P68" style:family="paragraph" style:parent-style-name="Table_20_Contents">
      <style:paragraph-properties fo:text-align="center" style:justify-single-word="false"/>
      <style:text-properties officeooo:rsid="00177be7" officeooo:paragraph-rsid="00177be7"/>
    </style:style>
    <style:style style:name="P69" style:family="paragraph" style:parent-style-name="Table_20_Contents">
      <style:paragraph-properties fo:text-align="center" style:justify-single-word="false"/>
      <style:text-properties officeooo:rsid="00177be7" officeooo:paragraph-rsid="0017d870"/>
    </style:style>
    <style:style style:name="P70" style:family="paragraph" style:parent-style-name="Table_20_Contents">
      <style:paragraph-properties fo:text-align="center" style:justify-single-word="false"/>
      <style:text-properties officeooo:rsid="0017d870" officeooo:paragraph-rsid="0017d870"/>
    </style:style>
    <style:style style:name="P71" style:family="paragraph" style:parent-style-name="Standard" style:list-style-name="L1">
      <style:text-properties fo:color="#000000" loext:opacity="100%" fo:font-size="12pt" fo:font-weight="normal" officeooo:rsid="00229b05" officeooo:paragraph-rsid="00229b05" style:font-size-asian="10.5pt" style:font-weight-asian="normal" style:font-size-complex="12pt" style:font-weight-complex="normal"/>
    </style:style>
    <style:style style:name="P72" style:family="paragraph" style:parent-style-name="Standard" style:list-style-name="L2">
      <style:text-properties fo:color="#000000" loext:opacity="100%" fo:font-size="12pt" fo:font-weight="normal" officeooo:rsid="00252cfe" officeooo:paragraph-rsid="00252cfe" style:font-size-asian="10.5pt" style:font-weight-asian="normal" style:font-size-complex="12pt" style:font-weight-complex="normal"/>
    </style:style>
    <style:style style:name="P73" style:family="paragraph" style:parent-style-name="Standard" style:list-style-name="L3">
      <style:text-properties fo:color="#000000" loext:opacity="100%" fo:font-size="12pt" fo:font-weight="normal" officeooo:rsid="0027eb04" officeooo:paragraph-rsid="0027eb04" style:font-size-asian="10.5pt" style:font-weight-asian="normal" style:font-size-complex="12pt" style:font-weight-complex="normal"/>
    </style:style>
    <style:style style:name="P74" style:family="paragraph" style:parent-style-name="Standard" style:list-style-name="L4">
      <style:text-properties fo:color="#000000" loext:opacity="100%" fo:font-size="12pt" fo:font-weight="normal" officeooo:rsid="00290138" officeooo:paragraph-rsid="00290138" style:font-size-asian="10.5pt" style:font-weight-asian="normal" style:font-size-complex="12pt" style:font-weight-complex="normal"/>
    </style:style>
    <style:style style:name="P75" style:family="paragraph" style:parent-style-name="Standard" style:list-style-name="L5">
      <style:text-properties fo:color="#000000" loext:opacity="100%" fo:font-size="12pt" fo:font-weight="normal" officeooo:rsid="002a5e3b" officeooo:paragraph-rsid="002a5e3b" style:font-size-asian="10.5pt" style:font-weight-asian="normal" style:font-size-complex="12pt" style:font-weight-complex="normal"/>
    </style:style>
    <style:style style:name="P76" style:family="paragraph" style:parent-style-name="Standard" style:list-style-name="L6">
      <style:text-properties fo:color="#000000" loext:opacity="100%" fo:font-size="12pt" fo:font-weight="normal" officeooo:rsid="002ad2e5" officeooo:paragraph-rsid="002ad2e5" style:font-size-asian="10.5pt" style:font-weight-asian="normal" style:font-size-complex="12pt" style:font-weight-complex="normal"/>
    </style:style>
    <style:style style:name="P77" style:family="paragraph" style:parent-style-name="Standard" style:list-style-name="L7">
      <style:text-properties fo:color="#000000" loext:opacity="100%" fo:font-size="12pt" fo:font-weight="normal" officeooo:rsid="002baef8" officeooo:paragraph-rsid="002baef8" style:font-size-asian="10.5pt" style:font-weight-asian="normal" style:font-size-complex="12pt" style:font-weight-complex="normal"/>
    </style:style>
    <style:style style:name="P78" style:family="paragraph" style:parent-style-name="Standard" style:list-style-name="L8">
      <style:text-properties fo:color="#000000" loext:opacity="100%" fo:font-size="12pt" fo:font-weight="normal" officeooo:rsid="002baef8" officeooo:paragraph-rsid="002baef8" style:font-size-asian="10.5pt" style:font-weight-asian="normal" style:font-size-complex="12pt" style:font-weight-complex="normal"/>
    </style:style>
    <style:style style:name="P79" style:family="paragraph" style:parent-style-name="Standard">
      <style:text-properties fo:color="#000000" loext:opacity="100%" fo:font-size="12pt" fo:font-weight="normal" officeooo:rsid="0032871e" officeooo:paragraph-rsid="0032871e" style:font-size-asian="10.5pt" style:font-weight-asian="normal" style:font-size-complex="12pt" style:font-weight-complex="normal"/>
    </style:style>
    <style:style style:name="P80" style:family="paragraph" style:parent-style-name="Standard">
      <style:text-properties fo:color="#000000" loext:opacity="100%" fo:font-size="12pt" fo:font-weight="normal" officeooo:rsid="0034080b" officeooo:paragraph-rsid="0034080b"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style:style style:name="T10" style:family="text">
      <style:text-properties officeooo:rsid="002baef8"/>
    </style:style>
    <style:style style:name="T11" style:family="text">
      <style:text-properties fo:color="#729fcf" loext:opacity="100%"/>
    </style:style>
    <style:style style:name="T12" style:family="text">
      <style:text-properties fo:color="#f10d0c" loext:opacity="100%"/>
    </style:style>
    <style:style style:name="T13" style:family="text">
      <style:text-properties fo:color="#3465a4" loext:opacity="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9">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9">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9">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10"><text:soft-page-break/>CONVERCIÒN DE NOMBRES</text:p>
      <text:p text:style-name="P14"/>
      <text:p text:style-name="P14"><text:span text:style-name="T1">camelCase :</text:span> fechaDeNacimiento → <text:s/><text:bookmark-start text:name="__DdeLink__2_1342052179"/><text:span text:style-name="T2">se usa siempre cuando declaramos una variable</text:span><text:bookmark-end text:name="__DdeLink__2_1342052179"/></text:p>
      <text:p text:style-name="P14"/>
      <text:p text:style-name="P15"><text:span text:style-name="T1">snake_case:</text:span> fecha_de_naciemiento → <text:span text:style-name="T2">para escribir sentencias para una base de datos </text:span></text:p>
      <text:p text:style-name="P14"/>
      <text:p text:style-name="P14"><text:span text:style-name="T1">SCREAMING_SNAKE_CASE: </text:span>FECHA_DE_NACIMIENTO → <text:span text:style-name="T2">se va a utilizar para las constantes</text:span></text:p>
      <text:p text:style-name="P14"/>
      <text:p text:style-name="P14"><text:span text:style-name="T1">kebab-case: </text:span>fecha-de-naciemiento → <text:s/><text:span text:style-name="T2">se utiliza para las url o para crear una carpeta</text:span></text:p>
      <text:p text:style-name="P14"/>
      <text:p text:style-name="P16">los que se van a utilizar como mas frecuencia para el tema de programacion va hacer cameCase y SCREAMING_SNAKE_CASE.</text:p>
      <text:p text:style-name="P16"/>
      <text:p text:style-name="P11"/>
      <text:p text:style-name="P12">Què es un lenguaje de tipado Fuerte?</text:p>
      <text:p text:style-name="P12"/>
      <text:p text:style-name="P17">Se conoce un lenguaje tipado cuando declaramos una varible y tengamos que definir el tipo de datos que se va a almacenar en esa varibale.</text:p>
      <text:p text:style-name="P17">Ejemplo:</text:p>
      <text:p text:style-name="P17"/>
      <text:p text:style-name="P17">String nombre <text:s/>= <text:s/>“Cesar”;</text:p>
      <text:p text:style-name="P17">int num = 312;</text:p>
      <text:p text:style-name="P17">bool j = true;</text:p>
      <text:p text:style-name="P17"/>
      <text:p text:style-name="P17">Si colocamos un dato diferente al tipo de dato ya estableciodo, entonces arrojara un error</text:p>
      <text:p text:style-name="P17"/>
      <text:p text:style-name="P17"/>
      <text:p text:style-name="P17">----------------------------------------------------------------------------------------------------------------------</text:p>
      <text:p text:style-name="P17"/>
      <text:p text:style-name="P17"><text:s text:c="8"/>// creando una variable de tipo string</text:p>
      <text:p text:style-name="P17"><text:s text:c="6"/>String nombre="Cesar Luis";</text:p>
      <text:p text:style-name="P17"><text:s text:c="6"/></text:p>
      <text:p text:style-name="P17"><text:s text:c="6"/>// imprime en la consola, lo que se guardo en la variable</text:p>
      <text:p text:style-name="P17"><text:s text:c="6"/>System.out.println(nombre);</text:p>
      <text:p text:style-name="P17"/>
      <text:p text:style-name="P17"><text:s text:c="6"/>// Formas de concatenar</text:p>
      <text:p text:style-name="P17"><text:s text:c="6"/>String nombreCompleto = "Cesar Luis" + "Rodriguez Solera";</text:p>
      <text:p text:style-name="P17"><text:s text:c="6"/>System.out.println("Bienvenido " + nombreCompleto + " Es un gusto verlo");</text:p>
      <text:p text:style-name="P17"/>
      <text:p text:style-name="P3">OPERADORES ARITMETICOS</text:p>
      <text:p text:style-name="P18"/>
      <table:table table:name="Table1" table:style-name="Table1">
        <table:table-column table:style-name="Table1.A" table:number-columns-repeated="3"/>
        <table:table-row table:style-name="TableLine93831052988928">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3831053074272">
          <table:table-cell table:style-name="Table1.A2" office:value-type="string">
            <text:p text:style-name="P19">Sumar</text:p>
          </table:table-cell>
          <table:table-cell table:style-name="Table1.A2" office:value-type="string">
            <text:p text:style-name="P19">+</text:p>
          </table:table-cell>
          <table:table-cell table:style-name="Table1.C2" office:value-type="string">
            <text:p text:style-name="P19">10 + 1 <text:s text:c="6"/>→ <text:s/>11</text:p>
          </table:table-cell>
        </table:table-row>
        <table:table-row table:style-name="TableLine93831053094624">
          <table:table-cell table:style-name="Table1.A2" office:value-type="string">
            <text:p text:style-name="P19">Restar</text:p>
          </table:table-cell>
          <table:table-cell table:style-name="Table1.A2" office:value-type="string">
            <text:p text:style-name="Table_20_Contents">-</text:p>
          </table:table-cell>
          <table:table-cell table:style-name="Table1.C2" office:value-type="string">
            <text:p text:style-name="P19">10 – 1 <text:s text:c="3"/>→ <text:s/>9</text:p>
          </table:table-cell>
        </table:table-row>
        <table:table-row table:style-name="TableLine93831053095440">
          <table:table-cell table:style-name="Table1.A2" office:value-type="string">
            <text:p text:style-name="P19">Multiplicacion</text:p>
          </table:table-cell>
          <table:table-cell table:style-name="Table1.A2" office:value-type="string">
            <text:p text:style-name="Table_20_Contents">* </text:p>
          </table:table-cell>
          <table:table-cell table:style-name="Table1.C2" office:value-type="string">
            <text:p text:style-name="P19">2 * 2 <text:s text:c="3"/>→ <text:s text:c="3"/>4</text:p>
          </table:table-cell>
        </table:table-row>
        <table:table-row table:style-name="TableLine93831053096384">
          <table:table-cell table:style-name="Table1.A2" office:value-type="string">
            <text:p text:style-name="P19">Dividir</text:p>
          </table:table-cell>
          <table:table-cell table:style-name="Table1.A2" office:value-type="string">
            <text:p text:style-name="Table_20_Contents">/ </text:p>
          </table:table-cell>
          <table:table-cell table:style-name="Table1.C2" office:value-type="string">
            <text:p text:style-name="P19">10/2 <text:s text:c="4"/>→ 5</text:p>
          </table:table-cell>
        </table:table-row>
        <table:table-row table:style-name="TableLine93831053097440">
          <table:table-cell table:style-name="Table1.A2" office:value-type="string">
            <text:p text:style-name="P19">Modulo/ resto</text:p>
          </table:table-cell>
          <table:table-cell table:style-name="Table1.A2" office:value-type="string">
            <text:p text:style-name="Table_20_Contents">%</text:p>
          </table:table-cell>
          <table:table-cell table:style-name="Table1.C2" office:value-type="string">
            <text:p text:style-name="P19">11 %3 <text:s text:c="5"/>→ <text:s/>1</text:p>
          </table:table-cell>
        </table:table-row>
      </table:table>
      <text:p text:style-name="P18"/>
      <text:p text:style-name="P21"><text:soft-page-break/>Como sabemos si un numero es par?</text:p>
      <text:p text:style-name="P20"><text:bookmark-start text:name="__DdeLink__385_2226357935"/><text:bookmark-start text:name="__DdeLink__499_2471865160"/>X % 2 == 0<text:bookmark-end text:name="__DdeLink__385_2226357935"/><text:bookmark-end text:name="__DdeLink__499_2471865160"/></text:p>
      <text:p text:style-name="P20"/>
      <text:p text:style-name="P13">OPERADORES DE COMPARACION</text:p>
      <text:p text:style-name="P22"/>
      <table:table table:name="Table2" table:style-name="Table2">
        <table:table-column table:style-name="Table2.A" table:number-columns-repeated="3"/>
        <table:table-row table:style-name="TableLine93831052936256">
          <table:table-cell table:style-name="Table2.A1" office:value-type="string">
            <text:p text:style-name="P64">Operador</text:p>
          </table:table-cell>
          <table:table-cell table:style-name="Table2.A1" office:value-type="string">
            <text:p text:style-name="P64">Descripcion</text:p>
          </table:table-cell>
          <table:table-cell table:style-name="Table2.C1" office:value-type="string">
            <text:p text:style-name="P64">Ejemplo</text:p>
          </table:table-cell>
        </table:table-row>
        <table:table-row table:style-name="TableLine93831053123392">
          <table:table-cell table:style-name="Table2.A2" office:value-type="string">
            <text:p text:style-name="P24"><text:s text:c="2"/>== </text:p>
          </table:table-cell>
          <table:table-cell table:style-name="Table2.A2" office:value-type="string">
            <text:p text:style-name="P23">IGUAL</text:p>
          </table:table-cell>
          <table:table-cell table:style-name="Table2.C2" office:value-type="string">
            <text:p text:style-name="P65"><text:s/><text:span text:style-name="T3">5 == 5</text:span></text:p>
          </table:table-cell>
        </table:table-row>
        <table:table-row table:style-name="TableLine93831053124896">
          <table:table-cell table:style-name="Table2.A2" office:value-type="string">
            <text:p text:style-name="P65">&gt;</text:p>
          </table:table-cell>
          <table:table-cell table:style-name="Table2.A2" office:value-type="string">
            <text:p text:style-name="P23">MAYOR</text:p>
          </table:table-cell>
          <table:table-cell table:style-name="Table2.C2" office:value-type="string">
            <text:p text:style-name="P23">200 &gt; 15</text:p>
          </table:table-cell>
        </table:table-row>
        <table:table-row table:style-name="TableLine93831053125712">
          <table:table-cell table:style-name="Table2.A2" office:value-type="string">
            <text:p text:style-name="P65">&lt;</text:p>
          </table:table-cell>
          <table:table-cell table:style-name="Table2.A2" office:value-type="string">
            <text:p text:style-name="P23">MENOR</text:p>
          </table:table-cell>
          <table:table-cell table:style-name="Table2.C2" office:value-type="string">
            <text:p text:style-name="P23">95 &lt; 100</text:p>
          </table:table-cell>
        </table:table-row>
        <table:table-row table:style-name="TableLine93831053126656">
          <table:table-cell table:style-name="Table2.A2" office:value-type="string">
            <text:p text:style-name="P65">&gt;<text:span text:style-name="T3">=</text:span></text:p>
          </table:table-cell>
          <table:table-cell table:style-name="Table2.A2" office:value-type="string">
            <text:p text:style-name="P23">MAYOR IGUAL</text:p>
          </table:table-cell>
          <table:table-cell table:style-name="Table2.C2" office:value-type="string">
            <text:p text:style-name="P23">100&gt;= 100</text:p>
          </table:table-cell>
        </table:table-row>
        <table:table-row table:style-name="TableLine93831053127712">
          <table:table-cell table:style-name="Table2.A2" office:value-type="string">
            <text:p text:style-name="P65">&lt;<text:span text:style-name="T3">= </text:span></text:p>
          </table:table-cell>
          <table:table-cell table:style-name="Table2.A2" office:value-type="string">
            <text:p text:style-name="P23">MENOR IGUAL</text:p>
          </table:table-cell>
          <table:table-cell table:style-name="Table2.C2" office:value-type="string">
            <text:p text:style-name="P23">100 &lt;= 105</text:p>
          </table:table-cell>
        </table:table-row>
        <table:table-row table:style-name="TableLine93831053128912">
          <table:table-cell table:style-name="Table2.A2" office:value-type="string">
            <text:p text:style-name="P65">!<text:span text:style-name="T3">=</text:span></text:p>
          </table:table-cell>
          <table:table-cell table:style-name="Table2.A2" office:value-type="string">
            <text:p text:style-name="P23">DISTINTO</text:p>
          </table:table-cell>
          <table:table-cell table:style-name="Table2.C2" office:value-type="string">
            <text:p text:style-name="P23">10 != 5</text:p>
          </table:table-cell>
        </table:table-row>
      </table:table>
      <text:p text:style-name="P22"/>
      <text:p text:style-name="P22"/>
      <text:p text:style-name="P25">El resultado de la comparacion va hacer un dato booleano, es decir true o false.</text:p>
      <text:p text:style-name="P25"/>
      <text:p text:style-name="P5">OPERADORE LÒGICOS</text:p>
      <text:p text:style-name="P26"/>
      <text:p text:style-name="P26">edad = 25</text:p>
      <text:p text:style-name="P26"/>
      <text:p text:style-name="P26">(edad &gt;= 18) <text:span text:style-name="T9">AND</text:span>(edad &lt; 70) <text:s text:c="24"/>→ <text:s/><text:span text:style-name="T4"><text:s/></text:span><text:span text:style-name="T5">true</text:span></text:p>
      <text:p text:style-name="P66"/>
      <text:p text:style-name="P27">NOT <text:span text:style-name="T6">((edad &lt; 18) </text:span><text:span text:style-name="T9">OR</text:span><text:span text:style-name="T6"> (EDAD &gt;= 70)) <text:s text:c="12"/>→ </text:span><text:span text:style-name="T8">true</text:span><text:span text:style-name="T7"> </text:span></text:p>
      <text:p text:style-name="P67"/>
      <text:p text:style-name="P28"><text:span text:style-name="T1">BUGS : </text:span>son errores de compilacion o errores en el codigo </text:p>
      <text:p text:style-name="P28"><text:span text:style-name="T1">DEBBUGIN: </text:span>este metodo podemos ejecutar nuestro codigo linea por linea para asi encontrar el error en el programa.</text:p>
      <text:p text:style-name="P28"/>
      <text:p text:style-name="P33">FUNCIONES</text:p>
      <text:p text:style-name="P29"/>
      <text:p text:style-name="P29">producto = “Pantalon”</text:p>
      <text:p text:style-name="P29">precio = 40</text:p>
      <text:p text:style-name="P29">procentaje_desc = 20</text:p>
      <text:p text:style-name="P29"/>
      <text:p text:style-name="P29"><text:bookmark-start text:name="__DdeLink__383_2226357935"/>precion_final = precio – porcentaje_desc * precio/ 100</text:p>
      <text:p text:style-name="P29">alert(“El precio del “ + producto + “es: $” + precio_final)<text:bookmark-end text:name="__DdeLink__383_2226357935"/></text:p>
      <text:p text:style-name="P29"/>
      <text:p text:style-name="P33">regla de tres</text:p>
      <text:p text:style-name="P31"/>
      <table:table table:name="Table3" table:style-name="Table3">
        <table:table-column table:style-name="Table3.A"/>
        <table:table-column table:style-name="Table3.B"/>
        <table:table-row table:style-name="TableLine93831053103408">
          <table:table-cell table:style-name="Table3.A1" office:value-type="string">
            <text:p text:style-name="P6">PRECIO</text:p>
          </table:table-cell>
          <table:table-cell table:style-name="Table3.B1" office:value-type="string">
            <text:p text:style-name="P6">PORCENTAJE</text:p>
          </table:table-cell>
        </table:table-row>
        <table:table-row table:style-name="TableLine93831053150432">
          <table:table-cell table:style-name="Table3.A2" office:value-type="string">
            <text:p text:style-name="P68">$40</text:p>
          </table:table-cell>
          <table:table-cell table:style-name="Table3.B2" office:value-type="string">
            <text:p text:style-name="P68">100%</text:p>
          </table:table-cell>
        </table:table-row>
        <table:table-row table:style-name="TableLine93831053151472">
          <table:table-cell table:style-name="Table3.A2" office:value-type="string">
            <text:p text:style-name="P68">X</text:p>
          </table:table-cell>
          <table:table-cell table:style-name="Table3.B2" office:value-type="string">
            <text:p text:style-name="P68">20%</text:p>
          </table:table-cell>
        </table:table-row>
      </table:table>
      <text:p text:style-name="P31"/>
      <text:p text:style-name="P35">para solucionar esta regla de tres, entonces tenemos que </text:p>
      <text:p text:style-name="P35">el porcentaje_desc por precio dividido 1000</text:p>
      <text:p text:style-name="P36">de esa operación, que como resultado es 8, le restamos esos 8 a los 40 dolares que vale el pantalon</text:p>
      <text:p text:style-name="P32"/>
      <table:table table:name="Table4" table:style-name="Table4">
        <table:table-column table:style-name="Table4.A"/>
        <table:table-column table:style-name="Table4.B"/>
        <text:soft-page-break/>
        <table:table-row table:style-name="TableLine93831053144912">
          <table:table-cell table:style-name="Table4.A1" office:value-type="string">
            <text:p text:style-name="P7">PRECIO</text:p>
          </table:table-cell>
          <table:table-cell table:style-name="Table4.B1" office:value-type="string">
            <text:p text:style-name="P7">PORCENTAJE</text:p>
          </table:table-cell>
        </table:table-row>
        <table:table-row table:style-name="TableLine93831053161408">
          <table:table-cell table:style-name="Table4.A2" office:value-type="string">
            <text:p text:style-name="P69">$40</text:p>
          </table:table-cell>
          <table:table-cell table:style-name="Table4.B2" office:value-type="string">
            <text:p text:style-name="P69">100%</text:p>
          </table:table-cell>
        </table:table-row>
        <table:table-row table:style-name="TableLine93831053162736">
          <table:table-cell table:style-name="Table4.A2" office:value-type="string">
            <text:p text:style-name="P70">32</text:p>
          </table:table-cell>
          <table:table-cell table:style-name="Table4.B2" office:value-type="string">
            <text:p text:style-name="P69">20%</text:p>
          </table:table-cell>
        </table:table-row>
      </table:table>
      <text:p text:style-name="P32"/>
      <text:p text:style-name="P32"/>
      <text:p text:style-name="P37">producto = “Camisa”</text:p>
      <text:p text:style-name="P37">precio = 30</text:p>
      <text:p text:style-name="P37">porcentaje_desc = 15</text:p>
      <text:p text:style-name="P37"/>
      <text:p text:style-name="P30">precion_final = precio – porcentaje_desc * precio/ 100</text:p>
      <text:p text:style-name="P38">alert(“El precio del “ + producto + “es: $” + precio_final)</text:p>
      <text:p text:style-name="P38"/>
      <text:p text:style-name="P39">uso de una funcion para simplificar un poco el codigo</text:p>
      <text:p text:style-name="P38"/>
      <text:p text:style-name="P37">mostrarPrecioFinal(producto,precio,descuento)</text:p>
      <text:p text:style-name="P37">{</text:p>
      <text:p text:style-name="P37">precio_final = precio – porcentaje_desc * precio / 100</text:p>
      <text:p text:style-name="P37">alerta(“El precio del “ + producto + “ es: $” + precio_final)</text:p>
      <text:p text:style-name="P37"/>
      <text:p text:style-name="P37">}</text:p>
      <text:p text:style-name="P37"/>
      <text:p text:style-name="P37">mostrarPrecioFinal(“Pantalon”,40,20)</text:p>
      <text:p text:style-name="P37">mostrarPrecioFinal(“Camisa2,20,15)</text:p>
      <text:p text:style-name="P37"/>
      <text:p text:style-name="P37"/>
      <text:p text:style-name="P42">Que son los arrays?</text:p>
      <text:p text:style-name="P43"/>
      <text:p text:style-name="P40">Un array es concidera como una variable a nivel conceptual, en donde un array puede guardar varios datos de dirfente tipos de datos, en un indice del array, el primer dato va a estar ubicado en el indice cero. </text:p>
      <text:p text:style-name="P40">Un array siempre empieza desde cero</text:p>
      <text:p text:style-name="P40">el tamano de 0 a 9 son 10</text:p>
      <text:p text:style-name="P40"/>
      <text:p text:style-name="P40"/>
      <text:p text:style-name="P44">arrays bidemencionales</text:p>
      <text:p text:style-name="P44"/>
      <text:p text:style-name="P51">cuando se habla de arrays multidimensionales se refiere aque vamos a meter varios arrays en uno solo, para guardar los datos. </text:p>
      <text:p text:style-name="P41"/>
      <text:p text:style-name="P45">Programacion orientada a objetos</text:p>
      <text:p text:style-name="P45"/>
      <text:list xml:id="list86552415" text:style-name="L1">
        <text:list-item>
          <text:p text:style-name="P71">permite reutilizar còdigo.</text:p>
        </text:list-item>
        <text:list-item>
          <text:p text:style-name="P71">Agiliza el desarrollo de software.</text:p>
        </text:list-item>
        <text:list-item>
          <text:p text:style-name="P71">El còdigo es màs parecido al mundo real.</text:p>
        </text:list-item>
        <text:list-item>
          <text:p text:style-name="P71">Facilita el trabajo en equipo.</text:p>
        </text:list-item>
      </text:list>
      <text:p text:style-name="P51"/>
      <text:p text:style-name="P51"/>
      <text:p text:style-name="P51"/>
      <text:p text:style-name="P51"/>
      <text:p text:style-name="P52"><text:soft-page-break/>Principio de encapsulamiento</text:p>
      <text:p text:style-name="P52">Nosotros podemos controlar el acceso a cualquier entidad, atributo y demas utilizando privado solamente se utilizara dentro de la clase, caso o puesto de acceso publico, que se puede utilizar descualquier archivo java dentro del proyecto como tal.</text:p>
      <text:p text:style-name="P52"/>
      <text:p text:style-name="P52"/>
      <text:p text:style-name="P52"/>
      <text:p text:style-name="P52">Las cuatro claves de la programacion orientada a objetos es:</text:p>
      <text:p text:style-name="P52"/>
      <text:list xml:id="list3091643312" text:style-name="L2">
        <text:list-item>
          <text:p text:style-name="P72">Herencia</text:p>
        </text:list-item>
        <text:list-item>
          <text:p text:style-name="P72">Abstracciòn</text:p>
        </text:list-item>
        <text:list-item>
          <text:p text:style-name="P72">Polimorfismo</text:p>
        </text:list-item>
        <text:list-item>
          <text:p text:style-name="P72">encapsulamiento</text:p>
        </text:list-item>
      </text:list>
      <text:p text:style-name="P52"/>
      <text:p text:style-name="P46">Que es un Base de Datos?</text:p>
      <text:p text:style-name="P53">Se definae como una forma de guardar datos de forma ordenada</text:p>
      <text:p text:style-name="P53"/>
      <text:p text:style-name="P46">Donde se Guardan los datos?</text:p>
      <text:p text:style-name="P53"/>
      <text:list xml:id="list3376107450" text:style-name="L3">
        <text:list-item>
          <text:p text:style-name="P73">Computadores </text:p>
        </text:list-item>
        <text:list-item>
          <text:p text:style-name="P73">Data Centers</text:p>
        </text:list-item>
        <text:list-item>
          <text:p text:style-name="P73">Blockchain</text:p>
        </text:list-item>
      </text:list>
      <text:p text:style-name="P53"/>
      <text:p text:style-name="P47">tipos</text:p>
      <text:p text:style-name="P54"/>
      <text:list xml:id="list827610521" text:style-name="L4">
        <text:list-item>
          <text:p text:style-name="P74">relacional</text:p>
        </text:list-item>
        <text:list-item>
          <text:p text:style-name="P74">no relacional</text:p>
        </text:list-item>
      </text:list>
      <text:p text:style-name="P54"/>
      <text:p text:style-name="P48">Bases de datos Relacionales</text:p>
      <text:p text:style-name="P55"/>
      <text:list xml:id="list3733045078" text:style-name="L5">
        <text:list-item>
          <text:p text:style-name="P75">MySQL</text:p>
        </text:list-item>
        <text:list-item>
          <text:p text:style-name="P75">Oracle PL/SQL</text:p>
        </text:list-item>
        <text:list-item>
          <text:p text:style-name="P75">SQLite</text:p>
        </text:list-item>
        <text:list-item>
          <text:p text:style-name="P75">Transact-SQL</text:p>
        </text:list-item>
        <text:list-item>
          <text:p text:style-name="P75">WebSQL</text:p>
        </text:list-item>
      </text:list>
      <text:p text:style-name="P55"/>
      <text:p text:style-name="P61">Identifica los Componentes que va a tener tu sistemas</text:p>
      <text:p text:style-name="P56"/>
      <text:list xml:id="list3560657988" text:style-name="L6">
        <text:list-item>
          <text:p text:style-name="P76">Usuarios</text:p>
        </text:list-item>
        <text:list-item>
          <text:p text:style-name="P76">Control de Stock</text:p>
        </text:list-item>
        <text:list-item>
          <text:p text:style-name="P76">Cliente<text:span text:style-name="T10">s</text:span></text:p>
        </text:list-item>
      </text:list>
      <text:p text:style-name="P56"/>
      <text:p text:style-name="P56"/>
      <text:p text:style-name="P56"/>
      <text:p text:style-name="P56"/>
      <text:p text:style-name="P56"/>
      <text:p text:style-name="P56"/>
      <text:p text:style-name="P56"/>
      <text:p text:style-name="P56"/>
      <text:p text:style-name="P56"/>
      <text:p text:style-name="P56"/>
      <text:p text:style-name="P49"><text:soft-page-break/>Tipos de Consulta</text:p>
      <text:p text:style-name="P57"/>
      <text:p text:style-name="P63">estructura de la base de datos:</text:p>
      <text:p text:style-name="P57"><text:s/></text:p>
      <text:list xml:id="list1836989209" text:style-name="L7">
        <text:list-item>
          <text:p text:style-name="P77">CREATE DATABASE <text:s text:c="2"/>→ <text:s/>Crear base de datos</text:p>
        </text:list-item>
        <text:list-item>
          <text:p text:style-name="P77">DROP DATABASE <text:s text:c="7"/>→ <text:s/>Eliminar base de datos</text:p>
        </text:list-item>
        <text:list-item>
          <text:p text:style-name="P77">CREATE TABLE <text:s text:c="10"/>→ <text:s text:c="2"/>Crear tablas</text:p>
        </text:list-item>
        <text:list-item>
          <text:p text:style-name="P77">ALTER TABLE <text:s text:c="13"/>→ <text:s text:c="2"/>Modificar tablas</text:p>
        </text:list-item>
        <text:list-item>
          <text:p text:style-name="P77">DROP TABLE <text:s text:c="15"/>→ <text:s text:c="2"/>Eiminar tablas</text:p>
        </text:list-item>
      </text:list>
      <text:p text:style-name="P57"/>
      <text:p text:style-name="P34">consultando y modificando los datos</text:p>
      <text:p text:style-name="P34"/>
      <text:list xml:id="list845951315" text:style-name="L8">
        <text:list-item>
          <text:p text:style-name="P78">SELECT <text:s text:c="3"/>→ Buscar</text:p>
        </text:list-item>
        <text:list-item>
          <text:p text:style-name="P78">INSERT <text:s text:c="4"/>→ Agregar</text:p>
        </text:list-item>
        <text:list-item>
          <text:p text:style-name="P78">UPDATE <text:s text:c="2"/>→ Actualizar</text:p>
        </text:list-item>
        <text:list-item>
          <text:p text:style-name="P78">DELETE <text:s text:c="2"/>→ Eliminar</text:p>
        </text:list-item>
      </text:list>
      <text:p text:style-name="P57"/>
      <text:p text:style-name="P62">ejemplo</text:p>
      <text:p text:style-name="P62"/>
      <text:p text:style-name="P50">Agregar Base de datos:</text:p>
      <text:p text:style-name="P58"><text:span text:style-name="T11">CREATE <text:s text:c="3"/>DATABASE </text:span>sistema_veterinaria;</text:p>
      <text:p text:style-name="P58"/>
      <text:p text:style-name="P50">Eliminar Base de Datos:</text:p>
      <text:p text:style-name="P58"><text:span text:style-name="T11">DROP DATABASE </text:span><text:span text:style-name="T12">IF EXIST </text:span>sistema_veterinaria;</text:p>
      <text:p text:style-name="P58"/>
      <text:p text:style-name="P59">Agregar Columnas</text:p>
      <text:p text:style-name="P59"><text:s/><text:span text:style-name="T13">ALTER TABLE </text:span><text:s/>usuarios <text:span text:style-name="T13">ADD COLUMN</text:span> telefono varchar(45) NULL;</text:p>
      <text:p text:style-name="P59"/>
      <text:p text:style-name="P59">Eliminar Columnas</text:p>
      <text:p text:style-name="P59"><text:span text:style-name="T13">ALTER TABLE </text:span>usuarios <text:span text:style-name="T13">DROP</text:span> telefono;</text:p>
      <text:p text:style-name="P59"/>
      <text:p text:style-name="P59">Modificar Columnas</text:p>
      <text:p text:style-name="P59"><text:span text:style-name="T13">ALTER TABLE </text:span>usuarios <text:span text:style-name="T13">ALTER COLUMN</text:span> telefono varchar(35) NULL;</text:p>
      <text:p text:style-name="P59"/>
      <text:p text:style-name="P60">agregar</text:p>
      <text:p text:style-name="P60">INSERT INTO `clientes` (`id`, `nombre`, `apellido`, `email`, `telefono`, `password`) VALUES (NULL, 'Cesar', 'Rodriguez', 'dev@outlook.es', '321478544', 'fasdfw54e9rqe5wrq');</text:p>
      <text:p text:style-name="P60"/>
      <text:p text:style-name="P60"><text:s text:c="4"/>String sql =" INSERT INTO `clientes` (`id`, `nombre`, `apellido`, "</text:p>
      <text:p text:style-name="P60"><text:s text:c="15"/>+ "`email`, `telefono`, `password`) VALUES (NULL, '"+ cliente.getNombre() +"', "</text:p>
      <text:p text:style-name="P60"><text:s text:c="15"/>+ "'"+ cliente.getApellido() +"', '"+ cliente.getCorreo() +"',"</text:p>
      <text:p text:style-name="P60">+ " '"+ cliente.getTelefono() +"','"+ cliente.getPass()+"');";</text:p>
      <text:p text:style-name="P60"/>
      <text:p text:style-name="P60"/>
      <text:p text:style-name="P80">eliminar </text:p>
      <text:p text:style-name="P80">String sql = "DELETE FROM clientes WHERE `clientes`.`id` = 6";</text:p>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6-01T11:47:38.815123542</dc:date>
    <meta:editing-duration>PT13H36M48S</meta:editing-duration>
    <meta:editing-cycles>28</meta:editing-cycles>
    <meta:document-statistic meta:table-count="4" meta:image-count="0" meta:object-count="0" meta:page-count="6" meta:paragraph-count="205" meta:word-count="1074" meta:character-count="6580" meta:non-whitespace-character-count="5494"/>
  </office:meta>
</office:document-meta>
</file>